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1271in" fo:margin-left="0.1007in" fo:margin-top="0in" fo:margin-bottom="0in" table:align="left" style:writing-mode="lr-tb"/>
    </style:style>
    <style:style style:name="Table2.A" style:family="table-column">
      <style:table-column-properties style:column-width="6.1271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363715" officeooo:paragraph-rsid="00363715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5" style:family="paragraph" style:parent-style-name="Standard">
      <style:text-properties officeooo:rsid="00210bc1" officeooo:paragraph-rsid="00210bc1"/>
    </style:style>
    <style:style style:name="P6" style:family="paragraph" style:parent-style-name="Standard">
      <style:text-properties officeooo:paragraph-rsid="003af9c4"/>
    </style:style>
    <style:style style:name="P7" style:family="paragraph" style:parent-style-name="Standard">
      <style:text-properties officeooo:rsid="003b9653" officeooo:paragraph-rsid="003b9653"/>
    </style:style>
    <style:style style:name="P8" style:family="paragraph" style:parent-style-name="Standard">
      <style:text-properties officeooo:rsid="003b9653" officeooo:paragraph-rsid="004824c4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501d4b" style:font-name-asian="Times New Roman" style:font-size-asian="10pt" style:font-name-complex="Calibri1" style:font-size-complex="10pt"/>
    </style:style>
    <style:style style:name="P10" style:family="paragraph" style:parent-style-name="Standard" style:list-style-name="L1">
      <style:text-properties officeooo:paragraph-rsid="0062118b"/>
    </style:style>
    <style:style style:name="P11" style:family="paragraph" style:parent-style-name="Standard" style:list-style-name="L1">
      <style:text-properties officeooo:paragraph-rsid="0060c04e"/>
    </style:style>
    <style:style style:name="P12" style:family="paragraph" style:parent-style-name="Standard">
      <style:text-properties officeooo:rsid="0060076f" officeooo:paragraph-rsid="0060076f"/>
    </style:style>
    <style:style style:name="P1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501d4b" style:font-name-asian="Times New Roman" style:font-size-asian="10pt" style:font-name-complex="Calibri1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60076f" officeooo:paragraph-rsid="0060076f" style:font-name-asian="Times New Roman" style:font-size-asian="10pt" style:font-name-complex="Calibri1" style:font-size-complex="10pt"/>
    </style:style>
    <style:style style:name="P16" style:family="paragraph" style:parent-style-name="Standard" style:list-style-name="L1">
      <style:text-properties officeooo:rsid="0060c04e" officeooo:paragraph-rsid="0060c04e"/>
    </style:style>
    <style:style style:name="P17" style:family="paragraph" style:parent-style-name="Standard" style:list-style-name="L1">
      <style:text-properties officeooo:rsid="0062118b" officeooo:paragraph-rsid="0062118b"/>
    </style:style>
    <style:style style:name="P18" style:family="paragraph" style:parent-style-name="Standard" style:list-style-name="L1">
      <style:text-properties officeooo:rsid="0062118b" officeooo:paragraph-rsid="0062cf77"/>
    </style:style>
    <style:style style:name="P19" style:family="paragraph" style:parent-style-name="Standard" style:list-style-name="L2">
      <style:text-properties officeooo:rsid="0062118b" officeooo:paragraph-rsid="0062118b"/>
    </style:style>
    <style:style style:name="P20" style:family="paragraph" style:parent-style-name="Standard" style:list-style-name="L2">
      <style:text-properties officeooo:paragraph-rsid="0062118b"/>
    </style:style>
    <style:style style:name="P21" style:family="paragraph" style:parent-style-name="Standard" style:list-style-name="L2">
      <style:text-properties officeooo:paragraph-rsid="0062cf77"/>
    </style:style>
    <style:style style:name="P22" style:family="paragraph" style:parent-style-name="Standard">
      <style:text-properties officeooo:rsid="003b9653" officeooo:paragraph-rsid="003b9653"/>
    </style:style>
    <style:style style:name="T1" style:family="text">
      <style:text-properties officeooo:rsid="003b9653"/>
    </style:style>
    <style:style style:name="T2" style:family="text">
      <style:text-properties officeooo:rsid="004458f0"/>
    </style:style>
    <style:style style:name="T3" style:family="text">
      <style:text-properties officeooo:rsid="005525b5"/>
    </style:style>
    <style:style style:name="T4" style:family="text">
      <style:text-properties officeooo:rsid="00563bbd"/>
    </style:style>
    <style:style style:name="T5" style:family="text">
      <style:text-properties officeooo:rsid="0060076f"/>
    </style:style>
    <style:style style:name="T6" style:family="text">
      <style:text-properties officeooo:rsid="0060c04e"/>
    </style:style>
    <style:style style:name="T7" style:family="text">
      <style:text-properties officeooo:rsid="0062118b"/>
    </style:style>
    <style:style style:name="T8" style:family="text">
      <style:text-properties officeooo:rsid="0062cf77"/>
    </style:style>
    <style:style style:name="T9" style:family="text">
      <style:text-properties officeooo:rsid="006465a0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ory Caddell<text:span text:style-name="T4">S</text:span></text:p>
      <text:p text:style-name="P1">Pseudo-Code <text:span text:style-name="T1">and UML</text:span></text:p>
      <text:p text:style-name="P12">Project</text:p>
      <text:p text:style-name="P1"/>
      <text:p text:style-name="P2">Driver Class <text:span text:style-name="T1">Pseudo-Code</text:span>:</text:p>
      <text:list xml:id="list4023884038" text:style-name="L1">
        <text:list-item>
          <text:p text:style-name="P16">Display menu:</text:p>
        </text:list-item>
      </text:list>
      <text:list xml:id="list3113659205" text:style-name="L2">
        <text:list-item>
          <text:list>
            <text:list-item>
              <text:p text:style-name="P20"><text:span text:style-name="T7">Quiz</text:span></text:p>
            </text:list-item>
            <text:list-item>
              <text:p text:style-name="P19">Homework</text:p>
            </text:list-item>
            <text:list-item>
              <text:p text:style-name="P19">Lab</text:p>
            </text:list-item>
            <text:list-item>
              <text:p text:style-name="P19">Project</text:p>
            </text:list-item>
            <text:list-item>
              <text:p text:style-name="P19">Teamwork</text:p>
            </text:list-item>
            <text:list-item>
              <text:p text:style-name="P21"><text:span text:style-name="T7">Topic</text:span></text:p>
            </text:list-item>
            <text:list-item>
              <text:p text:style-name="P21"><text:span text:style-name="T7">Exit</text:span></text:p>
            </text:list-item>
          </text:list>
        </text:list-item>
      </text:list>
      <text:list xml:id="list110724641100420" text:continue-list="list4023884038" text:style-name="L1">
        <text:list-item>
          <text:p text:style-name="P16">Read user input from keyboard</text:p>
          <text:list>
            <text:list-item>
              <text:p text:style-name="P16">Read input from keyboard – <text:span text:style-name="T7">amount of scores</text:span></text:p>
            </text:list-item>
            <text:list-item>
              <text:p text:style-name="P16">Read input from keyboard – <text:span text:style-name="T7">max score</text:span></text:p>
            </text:list-item>
            <text:list-item>
              <text:p text:style-name="P16">Display menu</text:p>
              <text:list>
                <text:list-item>
                  <text:p text:style-name="P10"><text:span text:style-name="T7">Grading One Studen</text:span><text:span text:style-name="T9">t</text:span></text:p>
                </text:list-item>
                <text:list-item>
                  <text:p text:style-name="P18">Printing The Grade of One Studen from Input File</text:p>
                </text:list-item>
                <text:list-item>
                  <text:p text:style-name="P18">Printing the Grades of <text:span text:style-name="T8">Class</text:span></text:p>
                </text:list-item>
              </text:list>
            </text:list-item>
            <text:list-item>
              <text:p text:style-name="P16">Read input from keyboard</text:p>
              <text:list>
                <text:list-item>
                  <text:p text:style-name="P11"><text:span text:style-name="T6">if task 1 is selected:</text:span></text:p>
                  <text:list>
                    <text:list-item>
                      <text:p text:style-name="P17">Read input from keyboard</text:p>
                    </text:list-item>
                    <text:list-item>
                      <text:p text:style-name="P17">Display Grade</text:p>
                    </text:list-item>
                    <text:list-item>
                      <text:p text:style-name="P17">Write to file</text:p>
                    </text:list-item>
                  </text:list>
                </text:list-item>
                <text:list-item>
                  <text:p text:style-name="P17">if task 2 is selected</text:p>
                  <text:list>
                    <text:list-item>
                      <text:p text:style-name="P17">Display student grade from to file to screen</text:p>
                    </text:list-item>
                  </text:list>
                </text:list-item>
                <text:list-item>
                  <text:p text:style-name="P17">if task 3 is selected</text:p>
                  <text:list>
                    <text:list-item>
                      <text:p text:style-name="P17">Display class grades from file to screen</text:p>
                    </text:list-item>
                  </text:list>
                </text:list-item>
              </text:list>
            </text:list-item>
            <text:list-item>
              <text:p text:style-name="P16">While user input does not equal 0, repeat steps 2c - 2d</text:p>
            </text:list-item>
          </text:list>
        </text:list-item>
        <text:list-item>
          <text:p text:style-name="P16">While user input does not equal 0, repeat steps 1 – 2</text:p>
          <text:p text:style-name="P16"/>
        </text:list-item>
      </text:list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5">Student</text:span> Class UML:</text:p>
      <text:p text:style-name="P5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4">FA2022_<text:span text:style-name="T5">Student</text:span>_Caddel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3">- <text:span text:style-name="T5">courseName:String</text:span></text:p>
            <text:p text:style-name="P13">- <text:span text:style-name="T5">studentName:String</text:span></text:p>
            <text:p text:style-name="P13">- <text:span text:style-name="T5">studentID:String</text:span></text:p>
            <text:p text:style-name="P13">- <text:span text:style-name="T5">extraCreditScore:int</text:span></text:p>
            <text:p text:style-name="P13">- <text:span text:style-name="T5">totalMaxScore:int</text:span></text:p>
            <text:p text:style-name="P13">- <text:span text:style-name="T5">ARRAY_SIZE:int</text:span></text:p>
            <text:p text:style-name="P13">- <text:span text:style-name="T5">assignmentNames:String[ARRAY_SIZE]</text:span></text:p>
            <text:p text:style-name="P13">- <text:span text:style-name="T5">studentScoreString:String[ARRAY_SIZE]</text:span></text:p>
          </table:table-cell>
        </table:table-row>
        <table:table-row table:style-name="Table2.3">
          <table:table-cell table:style-name="Table2.A3" office:value-type="string">
            <text:p text:style-name="P9">+ FA2022_<text:span text:style-name="T3">Product</text:span>_Caddell()<text:line-break/>+ FA2022_<text:span text:style-name="T3">Product</text:span>_Caddell(<text:span text:style-name="T5">cn:String, sn:String, id:String, ex:int, an:int[], ss:int[]</text:span><text:span text:style-name="T3">)</text:span></text:p>
            <text:p text:style-name="P9"><text:span text:style-name="T5">+ calcTotalMaxScore():int</text:span><text:line-break/><text:span text:style-name="T5">+ calcTotalStudentScores():int</text:span></text:p>
            <text:p text:style-name="P15">+ calcNumericGrade():float</text:p>
            <text:p text:style-name="P15">+ calcLetterGrade():char</text:p>
            <text:p text:style-name="P15">+ toFile():String</text:p>
            <text:p text:style-name="P15">+ shortOutput():String</text:p>
            <text:p text:style-name="P15">+ toString():String</text:p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6.2$Linux_X86_64 LibreOffice_project/30$Build-2</meta:generator>
    <dc:date>2022-11-04T11:07:23.930601202</dc:date>
    <meta:editing-duration>P1DT13H9M24S</meta:editing-duration>
    <meta:editing-cycles>28</meta:editing-cycles>
    <meta:document-statistic meta:table-count="1" meta:image-count="0" meta:object-count="0" meta:page-count="2" meta:paragraph-count="47" meta:word-count="190" meta:character-count="1223" meta:non-whitespace-character-count="1103"/>
  </office:meta>
</office:document-meta>
</file>